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Andale Mono', 'Ubuntu Mono'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T1" style:family="text">
      <style:text-properties fo:color="#dcdcaa" loext:opacity="100%" style:font-name="Menlo" fo:font-size="9.75pt" fo:background-color="#1e1e1e" loext:char-shading-value="0" loext:padding="0.049cm" loext:border="0.06pt solid #131923"/>
    </style:style>
    <style:style style:name="T2" style:family="text">
      <style:text-properties fo:color="#d4d4d4" loext:opacity="100%" style:font-name="Menlo" fo:font-size="9.75pt" fo:background-color="#1e1e1e" loext:char-shading-value="0" loext:padding="0.049cm" loext:border="0.06pt solid #13192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tatnikOnline - Dokumentacja</text:h>
      <text:h text:style-name="Heading_20_2" text:outline-level="2">Spis treści</text:h>
      <text:list text:style-name="L1">
        <text:list-item>
          <text:p text:style-name="P1"><text:a xlink:type="simple" xlink:href="https://lovable.dev/projects/a041df4f-dac1-427b-b8c5-75791edf933d#opis-aplikacji" text:style-name="Internet_20_link" text:visited-style-name="Visited_20_Internet_20_Link">Opis aplikacji</text:a> </text:p>
        </text:list-item>
        <text:list-item>
          <text:p text:style-name="P1"><text:a xlink:type="simple" xlink:href="https://lovable.dev/projects/a041df4f-dac1-427b-b8c5-75791edf933d#funkcjonalności" text:style-name="Internet_20_link" text:visited-style-name="Visited_20_Internet_20_Link">Funkcjonalności</text:a> </text:p>
        </text:list-item>
        <text:list-item>
          <text:p text:style-name="P1"><text:a xlink:type="simple" xlink:href="https://lovable.dev/projects/a041df4f-dac1-427b-b8c5-75791edf933d#technologie" text:style-name="Internet_20_link" text:visited-style-name="Visited_20_Internet_20_Link">Technologie</text:a> </text:p>
        </text:list-item>
        <text:list-item>
          <text:p text:style-name="P1"><text:a xlink:type="simple" xlink:href="https://lovable.dev/projects/a041df4f-dac1-427b-b8c5-75791edf933d#instrukcja-użytkowania" text:style-name="Internet_20_link" text:visited-style-name="Visited_20_Internet_20_Link">Instrukcja użytkowania</text:a> </text:p>
        </text:list-item>
        <text:list-item>
          <text:p text:style-name="P2"><text:a xlink:type="simple" xlink:href="https://lovable.dev/projects/a041df4f-dac1-427b-b8c5-75791edf933d#instalacja-i-uruchomienie" text:style-name="Internet_20_link" text:visited-style-name="Visited_20_Internet_20_Link">Instalacja i uruchomienie</text:a> </text:p>
        </text:list-item>
      </text:list>
      <text:h text:style-name="Heading_20_2" text:outline-level="2">Opis aplikacji</text:h>
      <text:p text:style-name="Text_20_body">NotatnikOnline to aplikacja webowa służąca do zarządzania notatkami. Umożliwia użytkownikom tworzenie, edycję i organizację notatek w bezpiecznym, internetowym środowisku. Aplikacja obsługuje system kont użytkowników i pozwala na udostępnianie wybranych notatek publicznie.</text:p>
      <text:h text:style-name="Heading_20_2" text:outline-level="2">Funkcjonalności</text:h>
      <text:h text:style-name="Heading_20_3" text:outline-level="3">System użytkowników</text:h>
      <text:list text:style-name="L2">
        <text:list-item>
          <text:p text:style-name="P3">Rejestracja nowych użytkowników </text:p>
        </text:list-item>
        <text:list-item>
          <text:p text:style-name="P3">Logowanie do istniejącego konta </text:p>
        </text:list-item>
        <text:list-item>
          <text:p text:style-name="P3">Wylogowywanie </text:p>
        </text:list-item>
        <text:list-item>
          <text:p text:style-name="P4">Zarządzanie profilem użytkownika </text:p>
        </text:list-item>
      </text:list>
      <text:h text:style-name="Heading_20_3" text:outline-level="3">Zarządzanie notatkami</text:h>
      <text:list text:style-name="L3">
        <text:list-item>
          <text:p text:style-name="P5">Tworzenie nowych notatek </text:p>
        </text:list-item>
        <text:list-item>
          <text:p text:style-name="P5">Edycja istniejących notatek </text:p>
        </text:list-item>
        <text:list-item>
          <text:p text:style-name="P5">Usuwanie notatek </text:p>
        </text:list-item>
        <text:list-item>
          <text:p text:style-name="P5">Ustawianie statusu notatki (publiczna/prywatna) </text:p>
        </text:list-item>
        <text:list-item>
          <text:p text:style-name="P6">Przeglądanie publicznych notatek innych użytkowników </text:p>
        </text:list-item>
      </text:list>
      <text:h text:style-name="Heading_20_3" text:outline-level="3">Interfejs użytkownika</text:h>
      <text:list text:style-name="L4">
        <text:list-item>
          <text:p text:style-name="P7">Responsywny design dostosowany do różnych urządzeń </text:p>
        </text:list-item>
        <text:list-item>
          <text:p text:style-name="P7">Intuicyjny system nawigacji </text:p>
        </text:list-item>
        <text:list-item>
          <text:p text:style-name="P7">Przejrzysty podgląd listy notatek </text:p>
        </text:list-item>
        <text:list-item>
          <text:p text:style-name="P8">System powiadomień o wykonanych akcjach </text:p>
        </text:list-item>
      </text:list>
      <text:h text:style-name="Heading_20_2" text:outline-level="2">Technologie</text:h>
      <text:h text:style-name="Heading_20_3" text:outline-level="3">Frontend</text:h>
      <text:list text:style-name="L5">
        <text:list-item>
          <text:p text:style-name="P9">React 18 </text:p>
        </text:list-item>
        <text:list-item>
          <text:p text:style-name="P9">TypeScript </text:p>
        </text:list-item>
        <text:list-item>
          <text:p text:style-name="P9">Vite (system budowania) </text:p>
        </text:list-item>
        <text:list-item>
          <text:p text:style-name="P9"><text:soft-page-break/>Tailwind CSS (stylowanie) </text:p>
        </text:list-item>
        <text:list-item>
          <text:p text:style-name="P9">shadcn/ui (komponenty interfejsu) </text:p>
        </text:list-item>
        <text:list-item>
          <text:p text:style-name="P9">React Router (nawigacja) </text:p>
        </text:list-item>
        <text:list-item>
          <text:p text:style-name="P10">React Query (zarządzanie stanem i zapytaniami) </text:p>
        </text:list-item>
      </text:list>
      <text:h text:style-name="Heading_20_3" text:outline-level="3">Backend</text:h>
      <text:list text:style-name="L6">
        <text:list-item>
          <text:p text:style-name="P11"><text:bookmark text:name="user-content-backend"/>ASP.NET Core 8 </text:p>
        </text:list-item>
        <text:list-item>
          <text:p text:style-name="P12">Entity Framework Core </text:p>
        </text:list-item>
        <text:list-item>
          <text:p text:style-name="P12">SQLite </text:p>
        </text:list-item>
        <text:list-item>
          <text:p text:style-name="P12">AutoMapper </text:p>
        </text:list-item>
        <text:list-item>
          <text:p text:style-name="P13">Identity dla uwierzytelniania </text:p>
        </text:list-item>
      </text:list>
      <text:list text:style-name="L7">
        <text:list-header>
          <text:p text:style-name="P14"/>
        </text:list-header>
      </text:list>
      <text:h text:style-name="Heading_20_2" text:outline-level="2">Instrukcja użytkowania</text:h>
      <text:h text:style-name="Heading_20_3" text:outline-level="3">Rejestracja i logowanie</text:h>
      <text:list text:style-name="L8">
        <text:list-item>
          <text:p text:style-name="P15">Kliknij przycisk "Zarejestruj się" na stronie głównej </text:p>
        </text:list-item>
        <text:list-item>
          <text:p text:style-name="P15">Wypełnij formularz rejestracji podając: </text:p>
          <text:list>
            <text:list-item>
              <text:p text:style-name="P15">Nazwę użytkownika </text:p>
            </text:list-item>
            <text:list-item>
              <text:p text:style-name="P15">Imię i nazwisko </text:p>
            </text:list-item>
            <text:list-item>
              <text:p text:style-name="P15">Adres email </text:p>
            </text:list-item>
            <text:list-item>
              <text:p text:style-name="P15">Hasło </text:p>
            </text:list-item>
          </text:list>
        </text:list-item>
        <text:list-item>
          <text:p text:style-name="P16">Po rejestracji możesz zalogować się używając emaila i hasła </text:p>
        </text:list-item>
      </text:list>
      <text:h text:style-name="Heading_20_3" text:outline-level="3">Zarządzanie notatkami</text:h>
      <text:list text:style-name="L9">
        <text:list-item>
          <text:p text:style-name="P17"><text:span text:style-name="Strong_20_Emphasis">Tworzenie notatki:</text:span></text:p>
          <text:list>
            <text:list-item>
              <text:p text:style-name="P18">Wypełnij pole tytułu </text:p>
            </text:list-item>
            <text:list-item>
              <text:p text:style-name="P18">Wprowadź treść notatki </text:p>
            </text:list-item>
            <text:list-item>
              <text:p text:style-name="P18">Opcjonalnie ustaw notatkę jako publiczną </text:p>
            </text:list-item>
            <text:list-item>
              <text:p text:style-name="P18">Kliknij "Utwórz notatkę" </text:p>
            </text:list-item>
          </text:list>
        </text:list-item>
        <text:list-item>
          <text:p text:style-name="P17"><text:span text:style-name="Strong_20_Emphasis">Edycja notatki:</text:span></text:p>
          <text:list>
            <text:list-item>
              <text:p text:style-name="P18">Znajdź notatkę na liście </text:p>
            </text:list-item>
            <text:list-item>
              <text:p text:style-name="P18">Kliknij ikonę edycji </text:p>
            </text:list-item>
            <text:list-item>
              <text:p text:style-name="P18">Wprowadź zmiany </text:p>
            </text:list-item>
            <text:list-item>
              <text:p text:style-name="P18">Zapisz zmiany </text:p>
            </text:list-item>
          </text:list>
        </text:list-item>
        <text:list-item>
          <text:p text:style-name="P17"><text:span text:style-name="Strong_20_Emphasis">Usuwanie notatki:</text:span></text:p>
          <text:list>
            <text:list-item>
              <text:p text:style-name="P18">Znajdź notatkę na liście </text:p>
            </text:list-item>
            <text:list-item>
              <text:p text:style-name="P18">Kliknij ikonę kosza </text:p>
            </text:list-item>
            <text:list-item>
              <text:p text:style-name="P17">Potwierdź usunięcie </text:p>
            </text:list-item>
          </text:list>
        </text:list-item>
      </text:list>
      <text:h text:style-name="Heading_20_3" text:outline-level="3">Przeglądanie notatek publicznych</text:h>
      <text:list text:style-name="L10">
        <text:list-item>
          <text:p text:style-name="P19">Przejdź do zakładki "Publiczne Notatki" </text:p>
        </text:list-item>
        <text:list-item>
          <text:p text:style-name="P20">Przeglądaj notatki udostępnione przez innych użytkowników </text:p>
        </text:list-item>
      </text:list>
      <text:h text:style-name="Heading_20_2" text:outline-level="2"><text:soft-page-break/>Instalacja i uruchomienie</text:h>
      <text:h text:style-name="Heading_20_3" text:outline-level="3">Wymagania systemowe</text:h>
      <text:list text:style-name="L11">
        <text:list-item>
          <text:p text:style-name="P21">Node.js (wersja 14 lub wyższa) </text:p>
        </text:list-item>
        <text:list-item>
          <text:p text:style-name="P21">npm lub yarn </text:p>
          <text:p text:style-name="P22"/>
        </text:list-item>
      </text:list>
      <text:h text:style-name="Heading_20_3" text:outline-level="3">Kroki instalacji</text:h>
      <text:list text:style-name="L12">
        <text:list-item>
          <text:p text:style-name="P23">Sklonuj repozytorium: </text:p>
        </text:list-item>
      </text:list>
      <text:p text:style-name="P24"><text:span text:style-name="Source_20_Text"><text:span text:style-name="T1">git</text:span></text:span><text:span text:style-name="Source_20_Text"><text:span text:style-name="T2"> clone &lt;URL_REPOZYTORIUM&gt;</text:span></text:span></text:p>
      <text:list text:style-name="L13">
        <text:list-item>
          <text:p text:style-name="P25">Zainstaluj zależności: </text:p>
        </text:list-item>
      </text:list>
      <text:p text:style-name="P24"><text:span text:style-name="Source_20_Text"><text:span text:style-name="T1">npm</text:span></text:span><text:span text:style-name="Source_20_Text"><text:span text:style-name="T2"> </text:span></text:span><text:span text:style-name="Source_20_Text"><text:span text:style-name="T1">install</text:span></text:span></text:p>
      <text:list text:style-name="L14">
        <text:list-item>
          <text:p text:style-name="P26">Uruchom aplikację w trybie developerskim: </text:p>
        </text:list-item>
      </text:list>
      <text:p text:style-name="P24"><text:span text:style-name="Source_20_Text"><text:span text:style-name="T1">npm</text:span></text:span><text:span text:style-name="Source_20_Text"><text:span text:style-name="T2"> run dev</text:span></text:span></text:p>
      <text:list text:style-name="L15">
        <text:list-item>
          <text:p text:style-name="P27">Aby zbudować wersję produkcyjną: </text:p>
        </text:list-item>
      </text:list>
      <text:p text:style-name="P24"><text:span text:style-name="Source_20_Text"><text:span text:style-name="T1">npm</text:span></text:span><text:span text:style-name="Source_20_Text"><text:span text:style-name="T2"> run build</text:span></text:span></text:p>
      <text:h text:style-name="Heading_20_3" text:outline-level="3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Andale Mono', 'Ubuntu Mono'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3:43:23.842000000</meta:creation-date>
    <dc:date>2025-02-19T21:48:42.160000000</dc:date>
    <meta:editing-duration>PT10M19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3" meta:paragraph-count="83" meta:word-count="324" meta:character-count="2285" meta:non-whitespace-character-count="2047"/>
  </office:meta>
</office:document-meta>
</file>